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0"/>
  <manifest:file-entry manifest:media-type="image/png" manifest:full-path="Pictures/1"/>
  <manifest:file-entry manifest:media-type="image/png" manifest:full-path="Pictures/2"/>
  <manifest:file-entry manifest:media-type="image/png" manifest:full-path="Pictures/3"/>
  <manifest:file-entry manifest:media-type="image/png" manifest:full-path="Pictures/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ourier New" svg:font-family="Courier New"/>
    <style:font-face style:name="FreeSerif" svg:font-family="FreeSerif"/>
  </office:font-face-decls>
  <office:automatic-styles>
    <style:style style:family="text" style:name="T1">
      <style:text-properties style:font-name="Courier New" fo:font-size="16pt" fo:language="en" fo:country="US" fo:font-weight="bold"/>
    </style:style>
    <style:style style:family="text" style:name="T2">
      <style:text-properties style:font-name="Courier New" fo:font-size="12pt" fo:language="en" fo:country="US"/>
    </style:style>
    <style:style style:family="text" style:name="T3">
      <style:text-properties style:text-position="33%" style:font-name="Courier New" fo:font-size="12pt" fo:language="en" fo:country="US"/>
    </style:style>
    <style:style style:family="text" style:name="T4">
      <style:text-properties fo:color="#000000" style:font-name="Courier New" fo:font-size="12pt" fo:language="en" fo:country="US" fo:font-weight="normal"/>
    </style:style>
    <style:style style:family="text" style:name="T5">
      <style:text-properties fo:color="#000000" style:font-name="Courier New" fo:font-size="12pt" fo:language="en" fo:country="US" fo:font-style="italic" fo:font-weight="normal"/>
    </style:style>
    <style:style style:family="text" style:name="T6">
      <style:text-properties style:font-name="Courier New" fo:font-size="12pt" fo:language="en" fo:country="US" fo:font-style="italic"/>
    </style:style>
    <style:style style:family="text" style:name="T7">
      <style:text-properties fo:color="#000000" style:font-name="Courier New" fo:font-size="10pt" fo:language="en" fo:country="US" fo:font-weight="normal"/>
    </style:style>
    <style:style style:family="paragraph" style:name="P9" style:parent-style-name="Footer">
      <style:paragraph-properties fo:text-align="center" fo:line-height="100%" style:writing-mode="lr"/>
    </style:style>
    <style:style style:family="paragraph" style:name="P20" style:list-style-name="L2">
      <style:paragraph-properties fo:text-align="left" fo:text-indent="0.000000cm" fo:line-height="100%" fo:background-color="transparent" fo:widows="2" fo:margin-left="0.000000cm" fo:margin-right="0pt" fo:margin-top="0pt" fo:margin-bottom="0pt" style:writing-mode="lr">
        <style:tab-stops>
          <style:tab-stop style:type="left" style:position="0.250000in"/>
        </style:tab-stops>
      </style:paragraph-properties>
      <style:text-properties fo:color="#000000" style:font-name="Courier New" fo:font-size="12pt" fo:language="en" fo:country="US" fo:font-weight="normal" fo:background-color="transparent"/>
    </style:style>
    <style:style style:family="paragraph" style:name="P21" style:list-style-name="L3">
      <style:paragraph-properties fo:text-align="left" fo:text-indent="0.000000cm" fo:line-height="100%" fo:background-color="transparent" fo:widows="2" fo:margin-left="0.000000cm" fo:margin-right="0pt" fo:margin-top="0pt" fo:margin-bottom="0pt" style:writing-mode="lr">
        <style:tab-stops>
          <style:tab-stop style:type="left" style:position="0.250000in"/>
        </style:tab-stops>
      </style:paragraph-properties>
      <style:text-properties fo:color="#000000" style:font-name="Courier New" fo:font-size="12pt" fo:language="en" fo:country="US" fo:font-weight="normal" fo:background-color="transparent"/>
    </style:style>
    <style:style style:family="paragraph" style:name="P22" style:parent-style-name="Normal">
      <style:paragraph-properties fo:text-align="left" fo:line-height="100%" fo:break-before="page" style:writing-mode="lr"/>
    </style:style>
    <style:style style:family="paragraph" style:name="P23" style:list-style-name="L4">
      <style:paragraph-properties fo:text-align="left" fo:text-indent="0.000000cm" fo:line-height="100%" fo:background-color="transparent" fo:widows="2" fo:margin-left="0.000000cm" fo:margin-right="0pt" fo:margin-top="0pt" fo:margin-bottom="0pt" style:writing-mode="lr">
        <style:tab-stops>
          <style:tab-stop style:type="left" style:position="0.250000in"/>
        </style:tab-stops>
      </style:paragraph-properties>
      <style:text-properties fo:color="#000000" style:font-name="Courier New" fo:font-size="12pt" fo:language="en" fo:country="US" fo:font-weight="normal" fo:background-color="transparent"/>
    </style:style>
    <style:style style:family="paragraph" style:name="P10" style:parent-style-name="Caption">
      <style:paragraph-properties fo:text-align="center" fo:line-height="100%" style:writing-mode="lr"/>
    </style:style>
    <style:style style:family="paragraph" style:name="P11" style:parent-style-name="Normal">
      <style:paragraph-properties fo:text-align="center"/>
      <style:text-properties fo:color="#000000" style:font-name="Courier New" fo:font-size="12pt" fo:font-weight="normal"/>
    </style:style>
    <style:style style:family="paragraph" style:name="P12" style:parent-style-name="Caption">
      <style:paragraph-properties fo:text-align="center" fo:text-indent="0.0000in" fo:line-height="100%" fo:margin-left="0.0000in" fo:margin-right="0.0000in" fo:margin-top="0.0000in" fo:margin-bottom="0.0000in" style:writing-mode="lr"/>
      <style:text-properties fo:color="#000000" style:font-name="Courier New" fo:font-size="12pt" fo:language="en" fo:country="US" fo:font-style="italic" fo:font-weight="normal"/>
    </style:style>
    <style:style style:family="paragraph" style:name="P13" style:parent-style-name="Footer">
      <style:paragraph-properties fo:text-align="left" fo:line-height="100%" style:writing-mode="lr"/>
    </style:style>
    <style:style style:family="paragraph" style:name="P14" style:parent-style-name="Normal">
      <style:text-properties fo:color="#000000" style:font-name="Courier New" fo:font-size="12pt" fo:font-weight="normal"/>
    </style:style>
    <style:style style:family="paragraph" style:name="P15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Courier New" fo:font-size="10pt" fo:language="en" fo:country="US" fo:font-weight="normal"/>
    </style:style>
    <style:style style:family="paragraph" style:name="P16" style:parent-style-name="Normal">
      <style:paragraph-properties fo:text-align="center" fo:text-indent="0.0000in" fo:line-height="100%" fo:margin-left="0.0000in" fo:margin-right="0.0000in" fo:margin-top="0.0000in" fo:margin-bottom="0.0000in" style:writing-mode="lr"/>
      <style:text-properties fo:color="#000000" style:font-name="Courier New" fo:font-size="12pt" fo:language="en" fo:country="US" fo:font-weight="normal"/>
    </style:style>
    <style:style style:family="paragraph" style:name="P17" style:list-style-name="L1">
      <style:paragraph-properties fo:text-align="left" fo:text-indent="0.000000cm" fo:line-height="100%" fo:background-color="transparent" fo:widows="2" fo:margin-left="0.000000cm" fo:margin-right="0pt" fo:margin-top="0pt" fo:margin-bottom="0pt" fo:break-before="page" style:writing-mode="lr">
        <style:tab-stops>
          <style:tab-stop style:type="left" style:position="0.250000in"/>
        </style:tab-stops>
      </style:paragraph-properties>
      <style:text-properties fo:color="#000000" style:font-name="Courier New" fo:font-size="12pt" fo:language="en" fo:country="US" fo:font-weight="normal" fo:background-color="transparent"/>
    </style:style>
    <style:style style:family="paragraph" style:name="P18" style:list-style-name="L1">
      <style:paragraph-properties fo:text-align="left" fo:text-indent="0.000000cm" fo:line-height="100%" fo:background-color="transparent" fo:widows="2" fo:margin-left="0.000000cm" fo:margin-right="0pt" fo:margin-top="0pt" fo:margin-bottom="0pt" style:writing-mode="lr">
        <style:tab-stops>
          <style:tab-stop style:type="left" style:position="0.250000in"/>
        </style:tab-stops>
      </style:paragraph-properties>
      <style:text-properties fo:color="#000000" style:font-name="Courier New" fo:font-size="12pt" fo:language="en" fo:country="US" fo:font-weight="normal" fo:background-color="transparent"/>
    </style:style>
    <style:style style:family="paragraph" style:name="P19" style:list-style-name="L2">
      <style:paragraph-properties fo:text-align="left" fo:text-indent="0.000000cm" fo:line-height="100%" fo:background-color="transparent" fo:widows="2" fo:margin-left="0.000000cm" fo:margin-right="0pt" fo:margin-top="0pt" fo:margin-bottom="0pt" fo:break-before="page" style:writing-mode="lr">
        <style:tab-stops>
          <style:tab-stop style:type="left" style:position="0.250000in"/>
        </style:tab-stops>
      </style:paragraph-properties>
      <style:text-properties fo:color="#000000" style:font-name="Courier New" fo:font-size="12pt" fo:language="en" fo:country="US" fo:font-weight="normal" fo:background-color="transparent"/>
    </style:style>
    <style:style style:family="paragraph" style:name="P1" style:parent-style-name="Normal">
      <style:paragraph-properties fo:text-align="left" fo:line-height="100%" style:writing-mode="lr"/>
    </style:style>
    <style:style style:family="paragraph" style:name="P2" style:parent-style-name="Heading 1">
      <style:paragraph-properties fo:text-align="left" fo:line-height="100%" fo:margin-top="12pt" fo:margin-bottom="3pt" fo:keep-with-next="always" style:writing-mode="lr"/>
    </style:style>
    <style:style style:family="paragraph" style:name="P3" style:parent-style-name="Heading 1">
      <style:paragraph-properties fo:text-align="left" fo:line-height="100%" fo:margin-top="12pt" fo:margin-bottom="3pt" fo:keep-with-next="always" fo:break-before="page" style:writing-mode="lr"/>
    </style:style>
    <style:style style:family="paragraph" style:name="P4">
      <style:paragraph-properties fo:text-align="center"/>
    </style:style>
    <style:style style:family="paragraph" style:name="P5" style:parent-style-name="Normal">
      <style:paragraph-properties fo:text-align="center"/>
    </style:style>
    <style:style style:family="paragraph" style:name="P6" style:parent-style-name="Caption">
      <style:paragraph-properties fo:text-align="center" fo:text-indent="0.0000in" fo:line-height="100%" fo:margin-left="0.0000in" fo:margin-right="0.0000in" fo:margin-top="0.0000in" fo:margin-bottom="0.0000in" style:writing-mode="lr"/>
    </style:style>
    <style:style style:family="paragraph" style:name="P7" style:parent-style-name="Normal">
      <style:paragraph-properties fo:text-align="center"/>
      <style:text-properties fo:color="#000000" style:font-name="Courier New" fo:font-size="12pt" fo:language="en" fo:country="US" fo:font-style="italic" fo:font-weight="normal"/>
    </style:style>
    <style:style style:family="paragraph" style:name="P8" style:parent-style-name="Normal">
      <style:paragraph-properties fo:text-align="center" fo:text-indent="0.0000in" fo:line-height="100%" fo:margin-left="0.0000in" fo:margin-right="0.0000in" fo:margin-top="0.0000in" fo:margin-bottom="0.0000in" style:writing-mode="lr"/>
    </style:style>
    <style:style style:family="section" style:name="Sect1"/>
    <style:style style:family="table-cell" style:name="Table3_col1_row1">
      <style:table-cell-properties fo:border-left="0.72pt solid #000000" fo:border-right="0.72pt solid #000000" fo:border-top="0.72pt solid #000000" fo:border-bottom="0.72pt solid #000000"/>
    </style:style>
    <style:style style:family="table-cell" style:name="Table4_col1_row1">
      <style:table-cell-properties fo:border-left="0.72pt solid #000000" fo:border-right="0.72pt solid #000000" fo:border-top="0.72pt solid #000000" fo:border-bottom="0.72pt solid #000000"/>
    </style:style>
    <style:style style:family="table-cell" style:name="Table2_col1_row1">
      <style:table-cell-properties fo:border-left="0.72pt solid #000000" fo:border-right="0.72pt solid #000000" fo:border-top="0.72pt solid #000000" fo:border-bottom="0.72pt solid #000000"/>
    </style:style>
    <style:style style:family="table-cell" style:name="Table1_col1_row1">
      <style:table-cell-properties fo:border-left="0.72pt solid #000000" fo:border-right="0.72pt solid #000000" fo:border-top="0.72pt solid #000000" fo:border-bottom="0.72pt solid #000000"/>
    </style:style>
    <style:style style:family="table-cell" style:name="Table5_col1_row1">
      <style:table-cell-properties fo:border-left="0.72pt solid #000000" fo:border-right="0.72pt solid #000000" fo:border-top="0.72pt solid #000000" fo:border-bottom="0.72pt solid #000000"/>
    </style:style>
    <style:style style:family="graphic" style: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1.270000cm" fo:margin-bottom="1.270000cm" fo:margin-left="1.2500in" fo:margin-right="1.2500in"/>
      <style:header-style>
        <style:header-footer-properties svg:height="2.173224cm"/>
      </style:header-style>
      <style:footer-style>
        <style:header-footer-properties svg:height="1.926082cm"/>
      </style:footer-style>
    </style:page-layout>
    <style:page-layout style:name="Standard">
      <style:page-layout-properties fo:margin-top="1.270000cm" fo:margin-bottom="1.270000cm" fo:margin-left="1.2500in" fo:margin-right="1.2500in"/>
      <style:header-style>
        <style:header-footer-properties svg:height="2.173224cm"/>
      </style:header-style>
      <style:footer-style>
        <style:header-footer-properties svg:height="1.926082cm"/>
      </style:footer-style>
    </style:page-layout>
    <text:list-style style:name="L1">
      <text:list-level-style-bullet text:level="1" text:bullet-char="•">
        <style:text-properties style:font-name="FreeSerif"/>
        <style:list-level-properties fo:text-indent="0.000000cm" text:space-before="0cm" text:min-label-width="0.635000cm" fo:margin-left="0.000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fo:text-indent="0.000000cm" text:space-before="0cm" text:min-label-width="0.635000cm" fo:margin-left="0.000000cm"/>
      </text:list-level-style-bullet>
    </text:list-style>
    <text:list-style style:name="L3">
      <text:list-level-style-bullet text:level="1" text:bullet-char="•">
        <style:text-properties style:font-name="FreeSerif"/>
        <style:list-level-properties fo:text-indent="0.000000cm" text:space-before="0cm" text:min-label-width="0.635000cm" fo:margin-left="0.000000cm"/>
      </text:list-level-style-bullet>
    </text:list-style>
    <text:list-style style:name="L4">
      <text:list-level-style-bullet text:level="1" text:bullet-char="•">
        <style:text-properties style:font-name="FreeSerif"/>
        <style:list-level-properties fo:text-indent="0.000000cm" text:space-before="0cm" text:min-label-width="0.635000cm" fo:margin-left="0.000000cm"/>
      </text:list-level-style-bullet>
    </text:list-style>
  </office:automatic-styles>
  <office:body>
    <office:text>
      <text:section text:style-name="Sect1" text:name="Section1">
        <text:p text:style-name="P1"><text:span text:style-name="T1">Table of contents</text:span></text:p>
        <text:p text:style-name="P1"/>
        <text:p text:style-name="P1"/>
        <text:p><text:span text:style-name="T1">About this manual</text:span></text:p>
        <text:p/>
        <text:p text:style-name="P1"><text:span text:style-name="T2">This version of the manual (v0.6) is written on the 16</text:span><text:span text:style-name="T3">th</text:span><text:span text:style-name="T2"> of October 2011. Hometrainer was at version 2.0. At the author’s website, </text:span><text:a xlink:href="http%3a//www.richelbilderbeek.nl"><text:span text:style-name="T2">http://www.richelbilderbeek.nl</text:span></text:a><text:span text:style-name="T2">, the most recent version of this manual and Hometrainer can be found.</text:span></text:p>
        <text:p text:style-name="P2"><text:bookmark-start text:name="_Toc241503172"/><text:bookmark-start text:name="_Toc241503274"/><text:bookmark-end text:name="_Toc241503274"/></text:p>
        <text:p/>
        <text:p text:style-name="P3"><text:span text:style-name="T1">About Hometrainer</text:span></text:p>
        <text:p text:style-name="P1"/>
        <text:p text:style-name="P1"><text:span text:style-name="T2">Hometrainer</text:span><text:span text:style-name="T2"> is a suite of programs that allows to create, take and score digital exercises and tests. The philosophy responsible for the creation of </text:span><text:span text:style-name="T2">Hometrainer</text:span><text:span text:style-name="T2"> was the need of such a suite that was both simple to use and free.</text:span></text:p>
        <text:p text:style-name="P1"/>
        <text:p text:style-name="P1"><text:span text:style-name="T2">With </text:span><text:span text:style-name="T2">Hometrainer</text:span><text:span text:style-name="T2"> you or your students can create exercises with open and multiple-choice questions, with or without an illustrational image. Additionally, you can create multiple-choice tests, whose results can be scored and graded automatically.</text:span></text:p>
        <text:p text:style-name="P1"/>
        <text:p text:style-name="P2"><text:bookmark-start text:name="_Toc241503173"/><text:bookmark-start text:name="_Toc241503275"/><text:span text:style-name="T1">How to load an existing exercise</text:span><text:bookmark-end text:name="_Toc241503173"/></text:p>
        <text:p/>
        <text:p><text:span text:style-name="T4">Start Hometrainer.</text:span></text:p>
        <text:p/>
        <text:p><text:span text:style-name="T4">The following window, the main menu, will appear:</text:span></text:p>
        <text:p text:style-name="P4"/>
        <table:table table:name="Table1">
          <table:table-column/>
          <table:table-row>
            <table:table-cell table:style-name="Table1_col1_row1">
              <text:p text:style-name="P5"/>
              <text:p text:style-name="P5"><draw:frame text:anchor-type="as-char" draw:z-index="0" draw:style-name="graphic1" svg:width="3.446285in" svg:height="3.325000in"><draw:image xlink:href="Pictures/0" xlink:type="simple" xlink:show="embed" xlink:actuate="onLoad"/></draw:frame></text:p>
              <text:p text:style-name="P5"/>
              <text:p text:style-name="P5"><text:span text:style-name="T5">The </text:span><text:span text:style-name="T5">Hometrainer</text:span><text:span text:style-name="T5"> main menu. </text:span></text:p>
              <text:p text:style-name="P6"><text:span text:style-name="T5">Note that you cannot select ‘Start exercise’</text:span></text:p>
              <text:p text:style-name="P7"/>
            </table:table-cell>
          </table:table-row>
        </table:table>
        <text:p text:style-name="P8"/>
        <text:p text:style-name="P8"><text:span text:style-name="T2">Click on ‘Load exercise’. The following dialog, the select exercise dialog, will appear:</text:span></text:p>
        <text:p text:style-name="P9"/>
        <text:p text:style-name="P9"><draw:frame text:anchor-type="as-char" draw:z-index="0" draw:style-name="graphic1" svg:width="3.688194in" svg:height="2.745139in"><draw:image xlink:href="Pictures/1" xlink:type="simple" xlink:show="embed" xlink:actuate="onLoad"/></draw:frame></text:p>
        <text:p text:style-name="P10"><text:span text:style-name="T6">Dialog to select a </text:span><text:span text:style-name="T6">Hometrainer</text:span><text:span text:style-name="T6"> exercise file</text:span></text:p>
        <text:p text:style-name="P9"/>
        <text:p text:style-name="P9"><text:span text:style-name="T2">Browse for the existing </text:span><text:span text:style-name="T2">Hometrainer</text:span><text:span text:style-name="T2"> exercise file, click it and click ‘Open’.</text:span></text:p>
        <text:p text:style-name="P9"/>
        <text:p text:style-name="P9"><text:span text:style-name="T2">The following window, the main menu, will appear:</text:span></text:p>
        <text:p text:style-name="P9"/>
        <text:p text:style-name="P9"/>
        <table:table table:name="Table2">
          <table:table-column/>
          <table:table-row>
            <table:table-cell table:style-name="Table2_col1_row1">
              <text:p text:style-name="P5"/>
              <text:p text:style-name="P5"><draw:frame text:anchor-type="as-char" draw:z-index="0" draw:style-name="graphic1" svg:width="3.741681in" svg:height="3.610000in"><draw:image xlink:href="Pictures/2" xlink:type="simple" xlink:show="embed" xlink:actuate="onLoad"/></draw:frame></text:p>
              <text:p text:style-name="P5"/>
              <text:p text:style-name="P11"><text:span text:style-name="T5">The </text:span><text:span text:style-name="T5">Hometrainer</text:span><text:span text:style-name="T5"> main menu. </text:span></text:p>
              <text:p text:style-name="P12"><text:span text:style-name="T5">Note that you can select ‘Start exercise’</text:span></text:p>
            </table:table-cell>
          </table:table-row>
        </table:table>
        <text:p text:style-name="P9"/>
        <text:p text:style-name="P10"/>
        <text:p text:style-name="P13"/>
        <text:p text:style-name="P13"><text:span text:style-name="T2">Click on ‘Start exercise’ to start the exercise.</text:span></text:p>
        <text:p text:style-name="P13"/>
        <text:p text:style-name="P2"><text:bookmark-start text:name="_Toc241503174"/><text:bookmark-start text:name="_Toc241503276"/><text:span text:style-name="T1">How to create an exercise file</text:span><text:bookmark-end text:name="_Toc241503174"/></text:p>
        <text:p/>
        <text:p text:style-name="P1"><text:span text:style-name="T2">An exercise file is a plaintext file consisting of one copyright line and the questions’ information, for example the text below:</text:span></text:p>
        <text:p text:style-name="P1"/>
        <text:p text:style-name="P1"/>
        <table:table table:name="Table3">
          <table:table-column/>
          <table:table-row>
            <table:table-cell table:style-name="Table3_col1_row1">
              <text:p text:style-name="P14"><text:span text:style-name="T7">Hometrainer (C) 2009 Richel Bilderbeek</text:span></text:p>
              <text:p text:style-name="P15"><text:span text:style-name="T7">Alphabet.bmp,What's the first letter of the alphabet?,A,B,C,D</text:span></text:p>
              <text:p text:style-name="P15"><text:span text:style-name="T7">Alphabet.jpg,What's the first letter of the alphabet?,A,B,C,D</text:span></text:p>
              <text:p text:style-name="P15"><text:span text:style-name="T7">-,What's the first letter of the alphabet?,A,B,C,D</text:span></text:p>
              <text:p text:style-name="P15"><text:span text:style-name="T7">Alphabet.bmp,What's the first letter of the alphabet?,A/a</text:span></text:p>
              <text:p text:style-name="P15"><text:span text:style-name="T7">Alphabet.jpg,What's the first letter of the alphabet?,A/a</text:span></text:p>
              <text:p text:style-name="P15"><text:span text:style-name="T7">-,What's the first letter of the alphabet?,A/a</text:span></text:p>
              <text:p text:style-name="P15"/>
              <text:p text:style-name="P16"><text:span text:style-name="T5">Example exercise file. It is copied from </text:span><text:span text:style-name="T5">Hometrainer</text:span><text:span text:style-name="T5">: </text:span></text:p>
              <text:p text:style-name="P12"><text:span text:style-name="T5">in the main menu, click ‘About’, then ‘Example file’</text:span></text:p>
            </table:table-cell>
          </table:table-row>
        </table:table>
        <text:p text:style-name="P1"/>
        <text:p text:style-name="P10"/>
        <text:p text:style-name="P1"/>
        <text:p text:style-name="P1"><text:span text:style-name="T2">Each exercise file must have the first copyright line, otherwise it is rejected by Hometrainer. Every following line holds one question. </text:span></text:p>
        <text:p text:style-name="P1"/>
        <text:p text:style-name="P1"><text:span text:style-name="T2">The exercise file does not hold the images you might want to use: it only contains these images’ names. For the example exercise above to fully work, you will need to supply a bitmap (.bmp) with the name ‘alphabet’ and a JPEG (.jpg) named ‘alphabet’ next to the exercise file.</text:span></text:p>
        <text:p text:style-name="P1"/>
        <text:p text:style-name="P1"><text:span text:style-name="T2">Each question line in an exercise file consists of comma-seperated fields, resulting in open questions or multiple-choice questions, with or without an illustration.</text:span></text:p>
        <text:p text:style-name="P1"/>
        <text:p text:style-name="P1"><text:span text:style-name="T2">A multiple-choice question line holds the following fields:</text:span></text:p>
        <text:p/>
        <text:p/>
        <text:list text:style-name="L1">
          <text:list-item>
            <text:p text:style-name="P17"><text:span text:style-name="T2">Illustration filename or use a minus sign (or another character) to let the question have no illustration. </text:span></text:p>
          </text:list-item>
          <text:list-item>
            <text:p text:style-name="P18"><text:span text:style-name="T2">The question</text:span></text:p>
          </text:list-item>
          <text:list-item>
            <text:p text:style-name="P18"><text:span text:style-name="T2">The right answer</text:span></text:p>
          </text:list-item>
          <text:list-item>
            <text:p text:style-name="P18"><text:span text:style-name="T2">The wrong answer or the wrong answers</text:span></text:p>
          </text:list-item>
        </text:list>
        <text:p text:style-name="P1"/>
        <text:p text:style-name="P1"/>
        <table:table table:name="Table4">
          <table:table-column/>
          <table:table-row>
            <table:table-cell table:style-name="Table4_col1_row1">
              <text:p text:style-name="Normal"/>
              <text:p text:style-name="Normal"><draw:frame text:anchor-type="as-char" draw:z-index="0" draw:style-name="graphic1" svg:width="4.398375in" svg:height="0.113056in"><draw:image xlink:href="Pictures/3" xlink:type="simple" xlink:show="embed" xlink:actuate="onLoad"/></draw:frame></text:p>
              <text:p text:style-name="Normal"/>
              <text:p text:style-name="Normal"/>
              <text:p text:style-name="Normal"><text:span text:style-name="T5">Example multiple-choice question</text:span></text:p>
            </table:table-cell>
          </table:table-row>
        </table:table>
        <text:p text:style-name="P10"><text:span text:style-name="T6">.</text:span></text:p>
        <text:p text:style-name="P1"><text:span text:style-name="T2">An open question line holds the following fields:</text:span></text:p>
        <text:p/>
        <text:p/>
        <text:list text:style-name="L2">
          <text:list-item>
            <text:p text:style-name="P19"><text:span text:style-name="T2">Illustration filename or use a minus sign (or another character) to let the question have no illustration. </text:span></text:p>
          </text:list-item>
          <text:list-item>
            <text:p text:style-name="P20"><text:span text:style-name="T2">The question</text:span></text:p>
          </text:list-item>
          <text:list-item>
            <text:p text:style-name="P20"><text:span text:style-name="T2">The right answer or the right answers, separated by slashes (‘/’)</text:span></text:p>
          </text:list-item>
        </text:list>
        <text:p text:style-name="P1"/>
        <text:p text:style-name="P1"/>
        <table:table table:name="Table5">
          <table:table-column/>
          <table:table-row>
            <table:table-cell table:style-name="Table5_col1_row1">
              <text:p text:style-name="Normal"/>
              <text:p text:style-name="Normal"><draw:frame text:anchor-type="as-char" draw:z-index="0" draw:style-name="graphic1" svg:width="4.120875in" svg:height="0.113056in"><draw:image xlink:href="Pictures/4" xlink:type="simple" xlink:show="embed" xlink:actuate="onLoad"/></draw:frame></text:p>
              <text:p text:style-name="Normal"/>
              <text:p text:style-name="Normal"><text:span text:style-name="T5">Example open question</text:span></text:p>
              <text:p text:style-name="Normal"/>
            </table:table-cell>
          </table:table-row>
        </table:table>
        <text:p text:style-name="P1"/>
        <text:p text:style-name="P1"/>
        <text:p text:style-name="P1"><text:span text:style-name="T2">Take care in contructing the questions</text:span></text:p>
        <text:list text:style-name="L3">
          <text:list-item>
            <text:p text:style-name="P21"><text:span text:style-name="T2">A question must be put in one line. In Notapad it might be a good idea to turn off word wrapping</text:span></text:p>
          </text:list-item>
          <text:list-item>
            <text:p text:style-name="P21"><text:span text:style-name="T2">A question or answer cannot hold comma’s</text:span></text:p>
          </text:list-item>
          <text:list-item>
            <text:p text:style-name="P21"><text:span text:style-name="T2">The answer of an open question is case-sensitive. Therefore you might want to supply the same correct answer in multiple case-style: for example, an answer might be ‘A’ or ‘a’</text:span></text:p>
          </text:list-item>
        </text:list>
        <text:p text:style-name="P1"/>
        <text:p text:style-name="P2"><text:bookmark-start text:name="_Toc241503175"/><text:bookmark-start text:name="_Toc241503277"/><text:span text:style-name="T1">How to take an existing test</text:span><text:bookmark-end text:name="_Toc241503175"/></text:p>
        <text:p/>
        <text:p/>
        <text:p text:style-name="P22"/>
        <text:p text:style-name="P1"><text:span text:style-name="T2">(To do)</text:span></text:p>
        <text:p text:style-name="P1"/>
        <text:p text:style-name="P2"><text:bookmark-start text:name="_Toc241503176"/><text:bookmark-start text:name="_Toc241503278"/><text:span text:style-name="T1">How to create a test</text:span><text:bookmark-end text:name="_Toc241503176"/></text:p>
        <text:p text:style-name="P1"/>
        <text:p text:style-name="P1"><text:span text:style-name="T2">(To do)</text:span></text:p>
        <text:p text:style-name="P1"/>
        <text:p text:style-name="P2"><text:bookmark-start text:name="_Toc241503177"/><text:bookmark-start text:name="_Toc241503279"/><text:span text:style-name="T1">This manual’s version history</text:span><text:bookmark-end text:name="_Toc241503177"/></text:p>
        <text:list text:style-name="L4">
          <text:list-item>
            <text:p text:style-name="P23"><text:span text:style-name="T4">v0.6: 2011-10-16: port to ODF</text:span></text:p>
          </text:list-item>
          <text:list-item>
            <text:p text:style-name="P23"><text:span text:style-name="T2">v0.5: 2009-09-23: Initial incomplete version</text:span></text:p>
          </text:list-item>
          <text:list-item>
            <text:p text:style-name="P23"><text:span text:style-name="T2">vX.Y: YYYY-MM-DD: Description </text:span></text:p>
          </text:list-item>
        </text:list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/>
        <text:p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</office:font-face-decls>
  <office:styles>
    <style:style style:family="text" style:name="Reference" style:next-style-name="Reference">
      <style:text-properties fo:font-size="10pt"/>
    </style:style>
    <style:style style:family="paragraph" style:name="Footer" style:parent-style-name="Normal" style:next-style-name="Footer">
      <style:paragraph-properties fo:text-align="left" fo:line-height="100%" style:writing-mode="lr">
        <style:tab-stops>
          <style:tab-stop style:type="center" style:position="3.000000in"/>
          <style:tab-stop style:type="center" style:position="6.000000in"/>
        </style:tab-stops>
      </style:paragraph-properties>
      <style:text-properties style:font-name="Courier New" fo:font-size="12pt" fo:language="en" fo:country="US"/>
    </style:style>
    <style:style style:family="paragraph" style:name="Normal" style:next-style-name="Normal">
      <style:paragraph-properties fo:text-align="left" fo:text-indent="0in" fo:line-height="100%" fo:background-color="transparent" fo:widows="2" fo:margin-left="0pt" fo:margin-right="0pt" fo:margin-top="0pt" fo:margin-bottom="0pt" style:writing-mode="lr"/>
      <style:text-properties fo:color="#000000" style:font-name="Courier New" fo:font-size="12pt" fo:language="en" fo:country="US" fo:font-weight="normal" fo:background-color="transparent"/>
    </style:style>
    <style:style style:family="paragraph" style:name="Heading 1" style:parent-style-name="Normal" style:next-style-name="Normal">
      <style:paragraph-properties fo:text-align="left" fo:line-height="100%" fo:margin-top="12pt" fo:margin-bottom="3pt" fo:keep-with-next="always" style:writing-mode="lr"/>
      <style:text-properties style:font-name="Courier New" fo:font-size="16pt" fo:language="en" fo:country="US" fo:font-weight="bold"/>
    </style:style>
    <style:style style:family="paragraph" style:name="TOC 1" style:parent-style-name="Normal" style:next-style-name="Normal">
      <style:paragraph-properties fo:text-align="left" fo:line-height="100%" style:writing-mode="lr"/>
      <style:text-properties style:font-name="Courier New" fo:font-size="12pt" fo:language="en" fo:country="US"/>
    </style:style>
    <style:style style:family="paragraph" style:name="TOC 2" style:parent-style-name="Normal" style:next-style-name="Normal">
      <style:paragraph-properties fo:text-align="left" fo:line-height="100%" fo:margin-left="0.1667in" style:writing-mode="lr"/>
      <style:text-properties style:font-name="Courier New" fo:font-size="12pt" fo:language="en" fo:country="US"/>
    </style:style>
    <style:style style:family="paragraph" style:name="TOC 3" style:parent-style-name="Normal" style:next-style-name="Normal">
      <style:paragraph-properties fo:text-align="left" fo:line-height="100%" fo:margin-left="0.3333in" style:writing-mode="lr"/>
      <style:text-properties style:font-name="Courier New" fo:font-size="12pt" fo:language="en" fo:country="US"/>
    </style:style>
    <style:style style:family="paragraph" style:name="TOC 4" style:parent-style-name="Normal" style:next-style-name="Normal">
      <style:paragraph-properties fo:text-align="left" fo:line-height="100%" fo:margin-left="0.5000in" style:writing-mode="lr"/>
      <style:text-properties style:font-name="Courier New" fo:font-size="12pt" fo:language="en" fo:country="US"/>
    </style:style>
    <style:style style:family="paragraph" style:name="TOC 5" style:parent-style-name="Normal" style:next-style-name="Normal">
      <style:paragraph-properties fo:text-align="left" fo:line-height="100%" fo:margin-left="0.6667in" style:writing-mode="lr"/>
      <style:text-properties style:font-name="Courier New" fo:font-size="12pt" fo:language="en" fo:country="US"/>
    </style:style>
    <style:style style:family="paragraph" style:name="TOC 6" style:parent-style-name="Normal" style:next-style-name="Normal">
      <style:paragraph-properties fo:text-align="left" fo:line-height="100%" fo:margin-left="0.8333in" style:writing-mode="lr"/>
      <style:text-properties style:font-name="Courier New" fo:font-size="12pt" fo:language="en" fo:country="US"/>
    </style:style>
    <style:style style:family="paragraph" style:name="TOC 7" style:parent-style-name="Normal" style:next-style-name="Normal">
      <style:paragraph-properties fo:text-align="left" fo:line-height="100%" fo:margin-left="1.0000in" style:writing-mode="lr"/>
      <style:text-properties style:font-name="Courier New" fo:font-size="12pt" fo:language="en" fo:country="US"/>
    </style:style>
    <style:style style:family="paragraph" style:name="TOC 8" style:parent-style-name="Normal" style:next-style-name="Normal">
      <style:paragraph-properties fo:text-align="left" fo:line-height="100%" fo:margin-left="1.1667in" style:writing-mode="lr"/>
      <style:text-properties style:font-name="Courier New" fo:font-size="12pt" fo:language="en" fo:country="US"/>
    </style:style>
    <style:style style:family="paragraph" style:name="TOC 9" style:parent-style-name="Normal" style:next-style-name="Normal">
      <style:paragraph-properties fo:text-align="left" fo:line-height="100%" fo:margin-left="1.3333in" style:writing-mode="lr"/>
      <style:text-properties style:font-name="Courier New" fo:font-size="12pt" fo:language="en" fo:country="US"/>
    </style:style>
    <style:style style:family="paragraph" style:name="Header" style:parent-style-name="Normal" style:next-style-name="Header">
      <style:paragraph-properties fo:text-align="center" fo:line-height="100%" style:writing-mode="lr">
        <style:tab-stops>
          <style:tab-stop style:type="center" style:position="3.000000in"/>
          <style:tab-stop style:type="center" style:position="6.000000in"/>
        </style:tab-stops>
      </style:paragraph-properties>
      <style:text-properties style:font-name="Courier New" fo:font-size="28pt" fo:language="en" fo:country="US" fo:font-weight="bold"/>
    </style:style>
    <style:style style:family="paragraph" style:name="Heading 2" style:parent-style-name="Normal" style:next-style-name="Normal">
      <style:paragraph-properties fo:text-align="center" fo:line-height="100%" fo:margin-top="22pt" fo:margin-bottom="3pt" fo:keep-with-next="always" style:writing-mode="lr"/>
      <style:text-properties style:font-name="Courier New" fo:font-size="12pt" fo:language="en" fo:country="US" fo:font-style="italic" fo:font-weight="bold"/>
    </style:style>
    <style:style style:family="paragraph" style:name="Heading 3" style:parent-style-name="Normal" style:next-style-name="Normal">
      <style:paragraph-properties fo:text-align="left" fo:line-height="100%" fo:margin-top="22pt" fo:margin-bottom="3pt" fo:keep-with-next="always" style:writing-mode="lr"/>
      <style:text-properties style:font-name="Courier New" fo:font-size="8pt" fo:language="en" fo:country="US" fo:font-style="italic" fo:font-weight="bold"/>
    </style:style>
    <style:style style:family="paragraph" style:name="Caption" style:parent-style-name="Normal" style:next-style-name="Normal">
      <style:paragraph-properties fo:text-align="center" fo:line-height="100%" style:writing-mode="lr"/>
      <style:text-properties style:font-name="Courier New" fo:font-size="12pt" fo:language="en" fo:country="US" fo:font-style="italic"/>
    </style:style>
    <style:style style:family="graphic" style:name="Graphics"/>
  </office:styles>
  <office:automatic-styles>
    <style:style style:family="text" style:name="T1">
      <style:text-properties style:font-name="Courier New" fo:font-size="28pt" fo:language="en" fo:country="US" fo:font-weight="bold"/>
    </style:style>
    <style:style style:family="text" style:name="T2">
      <style:text-properties style:font-name="Courier New" fo:font-size="12pt" fo:language="en" fo:country="US"/>
    </style:style>
    <style:style style:family="paragraph" style:name="P2" style:parent-style-name="Normal">
      <style:paragraph-properties fo:text-align="left" fo:line-height="100%" style:writing-mode="lr"/>
    </style:style>
    <style:style style:family="paragraph" style:name="P3" style:parent-style-name="Footer">
      <style:paragraph-properties fo:text-align="left" fo:line-height="100%" style:writing-mode="lr">
        <style:tab-stops>
          <style:tab-stop style:type="center" style:position="3.000000in"/>
          <style:tab-stop style:type="center" style:position="6.000000in"/>
        </style:tab-stops>
      </style:paragraph-properties>
    </style:style>
    <style:style style:family="paragraph" style:name="P1" style:parent-style-name="Header">
      <style:paragraph-properties fo:text-align="end" fo:line-height="100%" style:writing-mode="lr">
        <style:tab-stops>
          <style:tab-stop style:type="center" style:position="3.000000in"/>
          <style:tab-stop style:type="center" style:position="6.000000in"/>
        </style:tab-stops>
      </style:paragraph-properties>
    </style:style>
    <style:page-layout style:name="Standard">
      <style:page-layout-properties fo:page-width="8.500000in" fo:page-height="11.000000in" style:print-orientation="portrait" fo:margin-top="1.270000cm" fo:margin-bottom="1.270000cm" fo:margin-left="1.2500in" fo:margin-right="1.2500in"/>
      <style:header-style>
        <style:header-footer-properties svg:height="2.173224cm"/>
      </style:header-style>
      <style:footer-style>
        <style:header-footer-properties svg:height="1.926082cm"/>
      </style:footer-style>
    </style:page-layout>
  </office:automatic-styles>
  <office:master-styles>
    <style:master-page style:name="Standard" style:page-layout-name="Standard">
      <style:header>
        <text:p text:style-name="P1"><text:span text:style-name="T1">Hometrainer manual</text:span></text:p>
        <text:p text:style-name="P2"/>
        <text:p/>
      </style:header>
      <style:footer>
        <text:p text:style-name="P3"><text:span text:style-name="T2">2009 © Richèl Bilderbee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  <dc:title>Hometrainer 2 manual</dc:title>
    <dc:description>From http://www.richelbilderbeek.nl</dc:description>
    <dc:subject>Hometrainer 2 manual</dc:subject>
    <meta:keyword>Richel</meta:keyword>
    <meta:keyword>Bilderbeek</meta:keyword>
    <meta:keyword>Hometrainer</meta:keyword>
    <meta:keyword>2</meta:keyword>
    <meta:keyword>manual</meta:keyword>
    <meta:keyword>home</meta:keyword>
    <meta:keyword>trainer</meta:keyword>
    <meta:keyword>suite</meta:keyword>
    <meta:keyword>test</meta:keyword>
    <meta:keyword>score</meta:keyword>
    <meta:keyword>survey</meta:keyword>
    <dc:creator>Richel Bilderbeek</dc:creator>
    <meta:creation-date>2009-09-23T17:36:00Z</meta:creation-date>
    <dc:date>2009-09-23T19:05:00Z</dc:date>
  </office:meta>
</office:document-meta>
</file>